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60d9a" officeooo:paragraph-rsid="00060d9a"/>
    </style:style>
    <style:style style:name="P2" style:family="paragraph" style:parent-style-name="Standard">
      <style:paragraph-properties fo:text-align="center" style:justify-single-word="false"/>
      <style:text-properties fo:font-size="15pt" officeooo:rsid="00060d9a" officeooo:paragraph-rsid="00060d9a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060d9a" officeooo:paragraph-rsid="00060d9a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rélien Chemier</text:p>
      <text:p text:style-name="P1">Aurélien Argoud.</text:p>
      <text:p text:style-name="P1"/>
      <text:p text:style-name="P2">Les satellites météorologiques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9T22:03:28.732000000</meta:creation-date>
    <dc:date>2015-01-29T22:05:06.910000000</dc:date>
    <meta:editing-duration>PT1M38S</meta:editing-duration>
    <meta:editing-cycles>1</meta:editing-cycles>
    <meta:document-statistic meta:table-count="0" meta:image-count="0" meta:object-count="0" meta:page-count="1" meta:paragraph-count="3" meta:word-count="7" meta:character-count="62" meta:non-whitespace-character-count="58"/>
    <meta:generator>LibreOffice/4.3.5.2$Windows_x86 LibreOffice_project/3a87456aaa6a95c63eea1c1b3201acedf0751bd5</meta:generator>
  </office:meta>
</office:document-meta>
</file>